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officeooo:paragraph-rsid="0012189e"/>
    </style:style>
    <style:style style:name="P2" style:family="paragraph" style:parent-style-name="Text_20_body">
      <style:paragraph-properties fo:text-align="justify" style:justify-single-word="false"/>
      <style:text-properties fo:language="en" fo:country="US" officeooo:paragraph-rsid="0012189e"/>
    </style:style>
    <style:style style:name="P3" style:family="paragraph" style:parent-style-name="Text_20_body">
      <style:paragraph-properties fo:text-align="justify" style:justify-single-word="false"/>
      <style:text-properties fo:language="en" fo:country="US"/>
    </style:style>
    <style:style style:name="P4" style:family="paragraph" style:parent-style-name="Text_20_body">
      <style:text-properties fo:language="en" fo:country="US"/>
    </style:style>
    <style:style style:name="P5" style:family="paragraph" style:parent-style-name="Text_20_body">
      <style:text-properties officeooo:paragraph-rsid="001ba07d"/>
    </style:style>
    <style:style style:name="P6" style:family="paragraph" style:parent-style-name="Text_20_body">
      <style:paragraph-properties fo:break-before="page"/>
      <style:text-properties officeooo:paragraph-rsid="001ba07d"/>
    </style:style>
    <style:style style:name="P7" style:family="paragraph" style:parent-style-name="Text_20_body">
      <style:text-properties fo:font-weight="bold" officeooo:rsid="002b3754" officeooo:paragraph-rsid="002b3754" style:font-weight-asian="bold" style:font-weight-complex="bold"/>
    </style:style>
    <style:style style:name="P8" style:family="paragraph" style:parent-style-name="Preformatted_20_Text">
      <style:text-properties officeooo:rsid="00266757" officeooo:paragraph-rsid="00266757"/>
    </style:style>
    <style:style style:name="P9" style:family="paragraph" style:parent-style-name="Text_20_body">
      <style:text-properties officeooo:rsid="00266757" officeooo:paragraph-rsid="00266757"/>
    </style:style>
    <style:style style:name="P10" style:family="paragraph" style:parent-style-name="Text_20_body">
      <style:text-properties officeooo:rsid="002f7dcb" officeooo:paragraph-rsid="002f7dcb"/>
    </style:style>
    <style:style style:name="P11" style:family="paragraph" style:parent-style-name="Heading_20_1">
      <style:text-properties officeooo:rsid="0012189e" officeooo:paragraph-rsid="0012189e"/>
    </style:style>
    <style:style style:name="P12" style:family="paragraph" style:parent-style-name="Heading_20_2">
      <style:text-properties officeooo:rsid="0013ecb3" officeooo:paragraph-rsid="0013ecb3"/>
    </style:style>
    <style:style style:name="P13" style:family="paragraph" style:parent-style-name="Heading_20_2">
      <style:text-properties officeooo:rsid="0014c6f7" officeooo:paragraph-rsid="0014450c"/>
    </style:style>
    <style:style style:name="P14" style:family="paragraph" style:parent-style-name="Heading_20_2">
      <style:text-properties officeooo:rsid="0014c6f7" officeooo:paragraph-rsid="003786ef"/>
    </style:style>
    <style:style style:name="P15" style:family="paragraph" style:parent-style-name="Heading_20_2">
      <style:text-properties officeooo:rsid="0014dd18" officeooo:paragraph-rsid="0014dd18"/>
    </style:style>
    <style:style style:name="P16" style:family="paragraph" style:parent-style-name="Heading_20_2">
      <style:text-properties officeooo:rsid="001634e2" officeooo:paragraph-rsid="001634e2"/>
    </style:style>
    <style:style style:name="P17" style:family="paragraph" style:parent-style-name="Heading_20_2">
      <style:text-properties officeooo:rsid="0018010b" officeooo:paragraph-rsid="0018010b"/>
    </style:style>
    <style:style style:name="P18" style:family="paragraph" style:parent-style-name="Heading_20_2">
      <style:text-properties officeooo:rsid="001ba07d" officeooo:paragraph-rsid="001ba07d"/>
    </style:style>
    <style:style style:name="P19" style:family="paragraph" style:parent-style-name="Heading_20_2">
      <style:text-properties officeooo:rsid="001d3241" officeooo:paragraph-rsid="001d3241"/>
    </style:style>
    <style:style style:name="P20" style:family="paragraph" style:parent-style-name="Heading_20_2">
      <style:text-properties officeooo:rsid="0021ea2e" officeooo:paragraph-rsid="0021ea2e"/>
    </style:style>
    <style:style style:name="P21" style:family="paragraph" style:parent-style-name="Heading_20_2">
      <style:text-properties officeooo:rsid="0023047c" officeooo:paragraph-rsid="0023047c"/>
    </style:style>
    <style:style style:name="P22" style:family="paragraph" style:parent-style-name="Heading_20_2">
      <style:text-properties officeooo:rsid="00266757" officeooo:paragraph-rsid="00266757"/>
    </style:style>
    <style:style style:name="P23" style:family="paragraph" style:parent-style-name="Heading_20_2">
      <style:text-properties officeooo:rsid="0028dfce" officeooo:paragraph-rsid="0028dfce"/>
    </style:style>
    <style:style style:name="P24" style:family="paragraph" style:parent-style-name="Heading_20_2">
      <style:text-properties officeooo:rsid="003f79d7" officeooo:paragraph-rsid="003f79d7"/>
    </style:style>
    <style:style style:name="P25" style:family="paragraph" style:parent-style-name="Text_20_body">
      <style:text-properties fo:font-style="italic" officeooo:rsid="003f79d7" officeooo:paragraph-rsid="003f79d7" style:font-style-asian="italic" style:font-style-complex="italic"/>
    </style:style>
    <style:style style:name="P26" style:family="paragraph" style:parent-style-name="Text_20_body">
      <style:text-properties fo:language="en" fo:country="US" officeooo:rsid="003119e5" officeooo:paragraph-rsid="003119e5"/>
    </style:style>
    <style:style style:name="P27" style:family="paragraph" style:parent-style-name="Text_20_body">
      <style:text-properties fo:language="en" fo:country="US" officeooo:rsid="003119e5" officeooo:paragraph-rsid="003e03be"/>
    </style:style>
    <style:style style:name="P28" style:family="paragraph" style:parent-style-name="Text_20_body">
      <style:paragraph-properties fo:text-align="justify" style:justify-single-word="false"/>
      <style:text-properties fo:language="en" fo:country="US" fo:font-style="italic" officeooo:paragraph-rsid="00359e2d" style:font-style-asian="italic" style:font-style-complex="italic"/>
    </style:style>
    <style:style style:name="P29" style:family="paragraph" style:parent-style-name="Text_20_body">
      <style:text-properties fo:language="en" fo:country="US" officeooo:rsid="00359e2d" officeooo:paragraph-rsid="00359e2d"/>
    </style:style>
    <style:style style:name="P30" style:family="paragraph" style:parent-style-name="Text_20_body">
      <style:paragraph-properties fo:text-align="justify" style:justify-single-word="false"/>
      <style:text-properties fo:language="en" fo:country="US" officeooo:rsid="00359e2d" officeooo:paragraph-rsid="00359e2d"/>
    </style:style>
    <style:style style:name="P31" style:family="paragraph" style:parent-style-name="Text_20_body">
      <style:text-properties fo:language="en" fo:country="US" officeooo:paragraph-rsid="0038f3b6"/>
    </style:style>
    <style:style style:name="P32" style:family="paragraph" style:parent-style-name="Text_20_body">
      <style:text-properties fo:language="en" fo:country="US" officeooo:paragraph-rsid="003e03be"/>
    </style:style>
    <style:style style:name="P33" style:family="paragraph" style:parent-style-name="Text_20_body">
      <style:text-properties fo:font-weight="bold" officeooo:rsid="00336e36" officeooo:paragraph-rsid="00336e36" style:font-weight-asian="bold" style:font-weight-complex="bold"/>
    </style:style>
    <style:style style:name="P34" style:family="paragraph" style:parent-style-name="Text_20_body" style:list-style-name="L3"/>
    <style:style style:name="P35" style:family="paragraph" style:parent-style-name="Text_20_body" style:list-style-name="L3">
      <style:paragraph-properties fo:margin-top="0cm" fo:margin-bottom="0cm" style:contextual-spacing="false"/>
    </style:style>
    <style:style style:name="P36" style:family="paragraph" style:parent-style-name="Text_20_body" style:list-style-name="L3">
      <style:paragraph-properties fo:margin-top="0cm" fo:margin-bottom="0cm" style:contextual-spacing="false"/>
      <style:text-properties officeooo:paragraph-rsid="003e03be"/>
    </style:style>
    <style:style style:name="P37" style:family="paragraph" style:parent-style-name="Text_20_body" style:list-style-name="L3">
      <style:text-properties officeooo:paragraph-rsid="003e03be"/>
    </style:style>
    <style:style style:name="P38" style:family="paragraph" style:parent-style-name="Text_20_body">
      <style:text-properties officeooo:rsid="003c141f" officeooo:paragraph-rsid="003c141f"/>
    </style:style>
    <style:style style:name="P39" style:family="paragraph" style:parent-style-name="Text_20_body">
      <style:text-properties officeooo:rsid="003f79d7" officeooo:paragraph-rsid="003f79d7"/>
    </style:style>
    <style:style style:name="T1" style:family="text">
      <style:text-properties officeooo:rsid="0012189e"/>
    </style:style>
    <style:style style:name="T2" style:family="text">
      <style:text-properties fo:font-weight="bold"/>
    </style:style>
    <style:style style:name="T3" style:family="text">
      <style:text-properties officeooo:rsid="002a80b4"/>
    </style:style>
    <style:style style:name="T4" style:family="text">
      <style:text-properties fo:font-style="italic" officeooo:rsid="003119e5" style:font-style-asian="italic" style:font-style-complex="italic"/>
    </style:style>
    <style:style style:name="T5" style:family="text">
      <style:text-properties fo:language="en" fo:country="US" fo:font-style="italic" style:font-style-asian="italic" style:font-style-complex="italic"/>
    </style:style>
    <style:style style:name="T6" style:family="text">
      <style:text-properties fo:language="en" fo:country="US" fo:font-style="italic" officeooo:rsid="003119e5" style:font-style-asian="italic" style:font-style-complex="italic"/>
    </style:style>
    <style:style style:name="T7" style:family="text">
      <style:text-properties fo:language="en" fo:country="US" fo:font-style="normal" fo:font-weight="bold" style:font-style-asian="normal" style:font-weight-asian="bold" style:font-style-complex="normal" style:font-weight-complex="bold"/>
    </style:style>
    <style:style style:name="T8" style:family="text">
      <style:text-properties officeooo:rsid="00359e2d"/>
    </style:style>
    <style:style style:name="T9" style:family="text">
      <style:text-properties officeooo:rsid="003786ef"/>
    </style:style>
    <style:style style:name="T10" style:family="text">
      <style:text-properties officeooo:rsid="003c141f"/>
    </style:style>
    <style:style style:name="T11" style:family="text">
      <style:text-properties officeooo:rsid="003f1815"/>
    </style:style>
    <style:style style:name="T12" style:family="text">
      <style:text-properties officeooo:rsid="0040c825"/>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text:span text:style-name="T1">Comments for </text:span><text:span text:style-name="T2">knowledge-</text:span><text:bookmark text:name="manuscript_id"/><text:span text:style-name="T2">1763454</text:span></text:p>
      <text:h text:style-name="P11" text:outline-level="1">REVIEWER 1 </text:h>
      <text:h text:style-name="P12" text:outline-level="2">1. COMMENT</text:h>
      <text:p text:style-name="P2">My biggest beef is that the only metric used is the performance of the final solution in terms of misclassification rate. The problem with this is that any technique could find the optimal solution, bit not all techniques are equally fast at finding a close enough solution. In these comparisons, it would be nice to compare the runtimes between the two methods employed, or ensure that each method has the same runtime by increasing the number of generations in the bare genetic algorithm.</text:p>
      <text:p text:style-name="P2"/>
      <text:h text:style-name="P12" text:outline-level="2">RESPONSE </text:h>
      <text:h text:style-name="P12" text:outline-level="2"/>
      <text:h text:style-name="P12" text:outline-level="2">2. COMMENT</text:h>
      <text:p text:style-name="P3">There is no discussion or speculation as to why this method might be superior. Whilst restricting the domain will increase time to solution for random searches, a genetic algorithm is not random. GAs will tend to avoid unpromising locations in genotype space by virtue of their behaviour (hence suffer and opposite problem of premature convergence).</text:p>
      <text:p text:style-name="P3"/>
      <text:h text:style-name="P12" text:outline-level="2">RESPONSE </text:h>
      <text:h text:style-name="P12" text:outline-level="2"/>
      <text:h text:style-name="P12" text:outline-level="2">3. COMMENT</text:h>
      <text:p text:style-name="P3">This method reminds me a little of Tabu search, where unpromising parts of the solution space are excluded, and also a little of NEAT, which prioritises novelty, thus avoiding too much sampling of previously explored parts of solution space (which helps prevent premature convergence). It would be nice if this paper also compared these variant algorithms on the same problem set, as well as a state of the art hill climber, such as Adam.</text:p>
      <text:p text:style-name="P3"/>
      <text:h text:style-name="P13" text:outline-level="2"><text:soft-page-break/></text:h>
      <text:h text:style-name="P14" text:outline-level="2"><text:span text:style-name="T9">RESPONSE </text:span></text:h>
      <text:p text:style-name="P27">We have extended our experiments by adding two commonly used methods for neural networks such as the Adam Stochastic Optimizer and the RPROP method. The added text in the revised version of the manuscript now reads:</text:p>
      <text:p text:style-name="P32"><text:span text:style-name="T4">“</text:span>The method is compared against three other methods:</text:p>
      <text:list xml:id="list1273315475" text:style-name="L3">
        <text:list-item>
          <text:p text:style-name="P36"><text:bookmark text:name="magicparlabel-90671"/><text:span text:style-name="T6">A genetic algorithm with the same parameters that are shown in Table </text:span><text:a xlink:type="simple" xlink:href="#tab_Experimental_parameters_" text:style-name="Internet_20_link" text:visited-style-name="Visited_20_Internet_20_Link">tab:Experimental-parameters.</text:a><text:span text:style-name="T6">. Also, after the termination of the genetic algorithm the local search procedure of BFGS is applied to the best chromosome of the population, in order to enhance the quality of the solution. The column GENETIC in the experimental tables denotes the results from the application of this method. </text:span></text:p>
        </text:list-item>
        <text:list-item>
          <text:p text:style-name="P36"><text:span text:style-name="T5">The Adam stochastic optimization method [</text:span><text:a xlink:type="simple" xlink:href="#LyXCite-Adam" text:style-name="Internet_20_link" text:visited-style-name="Visited_20_Internet_20_Link">Adam</text:a><text:span text:style-name="T5">]. The results for this method are listed in the column ADAM in the relevant tables. </text:span></text:p>
        </text:list-item>
        <text:list-item>
          <text:p text:style-name="P37"><text:span text:style-name="T5">The Rprop method [</text:span><text:a xlink:type="simple" xlink:href="#LyXCite-rpropnn" text:style-name="Internet_20_link" text:visited-style-name="Visited_20_Internet_20_Link">rpropnn</text:a><text:span text:style-name="T5">] as implemented in the FCNN software package [</text:span><text:a xlink:type="simple" xlink:href="#LyXCite-fcn" text:style-name="Internet_20_link" text:visited-style-name="Visited_20_Internet_20_Link">fcn</text:a><text:span text:style-name="T5">]. The results for this method are listed in the column RPROP in the relevant tables. </text:span><text:span text:style-name="T6">”</text:span></text:p>
        </text:list-item>
      </text:list>
      <text:h text:style-name="P14" text:outline-level="2"><text:span text:style-name="T3">4</text:span>. COMMENT</text:h>
      <text:p text:style-name="P3">The presentation seems to imply that the feed-forward architecture with sigmoidal activation function is the only game in town, whereas there is a much larger variety of neural network architectures deployed in practice. This should be acknowledged, and perhaps even discussed how a different NN architecture would work with the proposed algorithm.</text:p>
      <text:p text:style-name="P3"/>
      <text:h text:style-name="P15" text:outline-level="2">RESPONSE </text:h>
      <text:h text:style-name="P24" text:outline-level="2"/>
      <text:p text:style-name="P25"><text:span text:style-name="T12">(</text:span>Na mpei sto discussion keimeno pou na leei pos mporei na ginei xrisi tis methodou kai se alla neuronika diktya px deep nn.<text:span text:style-name="T12">)</text:span></text:p>
      <text:p text:style-name="P39"/>
      <text:h text:style-name="P15" text:outline-level="2"><text:span text:style-name="T3">5</text:span>. COMMENT</text:h>
      <text:p text:style-name="P3">I couldn't find what parameter f or F (please be consistent) referred to. The only f defined was the fitness function defined on step 6 of section 2.2, but this is neither a parameter, nor scalar, being an interval.</text:p>
      <text:p text:style-name="P3"/>
      <text:h text:style-name="P16" text:outline-level="2"><text:soft-page-break/>RESPONSE </text:h>
      <text:p text:style-name="P30">Yes there was a missunderstanding. The name of the parameter has changed to D and the there is a text providing an explanation for this parameter in the algorithm of subsection 2.1:</text:p>
      <text:p text:style-name="P28"><text:span text:style-name="T8">“</text:span><text:bookmark text:name="magicparlabel-8427"/><text:span text:style-name="T2">Set</text:span> S= [ -D,D ] n , as the initial bounding box for the parameters of the neural network. D is considered as a positive number with D&gt;1 . <text:span text:style-name="T8">”</text:span></text:p>
      <text:h text:style-name="P16" text:outline-level="2"/>
      <text:h text:style-name="P16" text:outline-level="2"><text:span text:style-name="T3">6</text:span>. COMMENT</text:h>
      <text:p text:style-name="P4">Smaller comments - formula (1) y_i need not be a scalar, as described here.</text:p>
      <text:p text:style-name="Text_20_body"/>
      <text:h text:style-name="P17" text:outline-level="2">RESPONSE</text:h>
      <text:p text:style-name="P29">The value y_i is the output (one double precision number) for the related input pattern x_i.</text:p>
      <text:h text:style-name="P17" text:outline-level="2"/>
      <text:h text:style-name="P17" text:outline-level="2"><text:span text:style-name="T3">7</text:span>. COMMENT</text:h>
      <text:p text:style-name="P3">Many formatting errors in the bibliography needs fixing up. Eg Alï3⁄4÷n Aspuru-Guzik, M.Cs. Markï3⁄4÷t,Fernï3⁄4÷ndez etc. You can't just cut and paste unicode characters into LaTeX - you have to recode non-ASCII characters using LaTeX codes.</text:p>
      <text:h text:style-name="P18" text:outline-level="2">RESPONSE</text:h>
      <text:p text:style-name="P5"/>
      <text:p text:style-name="P5"/>
      <text:p text:style-name="P6"/>
      <text:p text:style-name="P1"/>
      <text:h text:style-name="P11" text:outline-level="1" text:is-list-header="true">REVIEWER 2</text:h>
      <text:p text:style-name="P1"/>
      <text:h text:style-name="P19" text:outline-level="2">1. COMMENT</text:h>
      <text:p text:style-name="P2">In the introduction, the authors didn't review the existing works seriously given that there're so many training algorithms for NNs. The authors failed to position their own work w.r.t. the existing ones. What are the defects with the existing training methods and why the proposed method needs to be developed? Especially, nowadays, the gradient-descent-based backpropagation method is so popular and dominates the NNs including deep NNs, what's the point of developing a GA-based one?</text:p>
      <text:p text:style-name="P2"/>
      <text:h text:style-name="P20" text:outline-level="2">RESPONSE </text:h>
      <text:h text:style-name="P20" text:outline-level="2"/>
      <text:h text:style-name="P20" text:outline-level="2">2. COMMENT</text:h>
      <text:p text:style-name="P3">It seems that the authors consider a two-layer feedforward NN, which is a very simple form of NN. Even so, the number of variables in GA could be large. A GA with tens of or hundreds of variables will be memory and computationally intensive. Training a two-layer NN using backprop only takes milliseconds, while your method using GA must use parallel computing. Though the running time is not given in the manuscript, I would expect it will be at least thousands of times longer than backprop. Especially, in phase one, you use a second GA inside the first GA loop to train NNs and evaluate the fitness of intervals, which increase the number of evaluations of NN explosively. Given the overwhelming computational cost of GA, could your method be extended to more complicated RNNs or CNNs? </text:p>
      <text:p text:style-name="P3"/>
      <text:h text:style-name="P21" text:outline-level="2">RESPONSE </text:h>
      <text:p text:style-name="P33">Edo prepei na mpoun endeiktikoi pinakes me xronous gia kapoia megala datasets px housing kai me threads oste na fanei poso pio grigora tha pigainei to openmp. Episis thelei ena discussion an tha mporoyse i methodos na epektathei kai se allou typou neural networks (auto mporei na mpei sto section discussion).</text:p>
      <text:h text:style-name="P21" text:outline-level="2"><text:soft-page-break/></text:h>
      <text:h text:style-name="P21" text:outline-level="2">3. COMMENT</text:h>
      <text:p text:style-name="P3"><text:s/>In section 3, the proposed two-phase methods are only compared with the genetic one using one GA. The comparison with the state-of-the-art methods in the literature is missing. At least, you should compare your proposed method with some classical backprop training methods, in terms of both computation time and accuracy. Especially, given the dramatically increased computational cost, how much improvement of accuracy can be achieved compared with the classical backprop algorithm is the key of assessing your method. </text:p>
      <text:p text:style-name="P3"/>
      <text:h text:style-name="P22" text:outline-level="2">RESPONSE </text:h>
      <text:p text:style-name="P26"><text:span text:style-name="T10">A) </text:span>We have extended our experiments by adding two commonly used methods for neural networks such as the Adam Stochastic Optimizer and the RPROP method. The added text in the revised version of the manuscript now reads:</text:p>
      <text:p text:style-name="P31"><text:span text:style-name="T4">“</text:span>The method is compared against three other methods:</text:p>
      <text:list xml:id="list134044060751611" text:continue-numbering="true" text:style-name="L3">
        <text:list-item>
          <text:p text:style-name="P35"><text:bookmark text:name="magicparlabel-9067"/><text:span text:style-name="T6">A genetic algorithm with the same parameters that are shown in Table </text:span><text:a xlink:type="simple" xlink:href="#tab_Experimental_parameters_" text:style-name="Internet_20_link" text:visited-style-name="Visited_20_Internet_20_Link">tab:Experimental-parameters.</text:a><text:span text:style-name="T6">. Also, after the termination of the genetic algorithm the local search procedure of BFGS is applied to the best chromosome of the population, in order to enhance the quality of the solution. The column GENETIC in the experimental tables denotes the results from the application of this method. </text:span></text:p>
        </text:list-item>
        <text:list-item>
          <text:p text:style-name="P35"><text:span text:style-name="T5">The Adam stochastic optimization method [</text:span><text:a xlink:type="simple" xlink:href="#LyXCite-Adam" text:style-name="Internet_20_link" text:visited-style-name="Visited_20_Internet_20_Link">Adam</text:a><text:span text:style-name="T5">]. The results for this method are listed in the column ADAM in the relevant tables. </text:span></text:p>
        </text:list-item>
        <text:list-item>
          <text:p text:style-name="P34"><text:span text:style-name="T5">The Rprop method [</text:span><text:a xlink:type="simple" xlink:href="#LyXCite-rpropnn" text:style-name="Internet_20_link" text:visited-style-name="Visited_20_Internet_20_Link">rpropnn</text:a><text:span text:style-name="T5">] as implemented in the FCNN software package [</text:span><text:a xlink:type="simple" xlink:href="#LyXCite-fcn" text:style-name="Internet_20_link" text:visited-style-name="Visited_20_Internet_20_Link">fcn</text:a><text:span text:style-name="T5">]. The results for this method are listed in the column RPROP in the relevant tables. </text:span><text:span text:style-name="T6">”</text:span></text:p>
        </text:list-item>
      </text:list>
      <text:p text:style-name="P38"><text:span text:style-name="T6">B</text:span><text:span text:style-name="T5">) </text:span><text:span text:style-name="T7">Time comparison </text:span></text:p>
      <text:p text:style-name="P8"/>
      <text:p text:style-name="P9"/>
      <text:h text:style-name="P22" text:outline-level="2">4. COMMENT</text:h>
      <text:p text:style-name="P3">It is still not clear what is the advantage of dividing the parameter space of NN. The backprop can search in the whole space along gradient descent direction and converge to minima point (local or global). What’s the point of finding an optimal parameter interval using GA first? Also, the GA is known as a global and derivative-free optimization technique. I think it might be useful in searching the hyperparameters of the NN models, but as for the parameters in NN, since the loss function is differentiable, using GA to find the optimal NN weights doesn’t appear to be a good practice unless the authors could provide more evidence. </text:p>
      <text:p text:style-name="P3"/>
      <text:h text:style-name="P23" text:outline-level="2"><text:soft-page-break/>RESPONSE</text:h>
      <text:p text:style-name="P10">(edo na poume pos to GA apo kato exei kai BFGS san local search kai epomenos kanei xrisi paragogon <text:span text:style-name="T11">episis i proteinomeni method kanei xrisi tis BFGS sto telos gia na beltiosei tin poiotita tis lysis</text:span>)</text:p>
      <text:p text:style-name="P1"/>
      <text:p text:style-name="P1"/>
      <text:p text:style-name="P7">(Γενικό σχόλιο: βάζουμε περισσότερες μεθόδους και κάνουμε και σύγκριση χρόνων στο ίδιο μηχάνημα. Στις μεθόδους να μπει και gradient descent και adam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WenQuanYi Zen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WenQuanYi Zen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3T11:20:18.324547327</meta:creation-date>
    <dc:date>2022-06-16T13:40:42.495222733</dc:date>
    <meta:editing-duration>PT1H19M19S</meta:editing-duration>
    <meta:editing-cycles>45</meta:editing-cycles>
    <meta:generator>LibreOffice/7.3.4.2$Linux_X86_64 LibreOffice_project/30$Build-2</meta:generator>
    <meta:document-statistic meta:table-count="0" meta:image-count="0" meta:object-count="0" meta:page-count="6" meta:paragraph-count="54" meta:word-count="1318" meta:character-count="7979" meta:non-whitespace-character-count="6703"/>
  </office:meta>
</office:document-meta>
</file>